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Configurable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Configurab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getAttribut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Configurable.reconfigure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Configurable.maybeConfigure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setAttribute( String nam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untimeConfigurable.setPolyType( String pol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get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setCreator( IntrospectionHelper . Creator 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setAttributes( AttributeList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Configurable.setProxy( Object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Configurable.maybeConfigure( Project p , boolean configureChildre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untimeConfigurable.addChild( RuntimeConfigurable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Configurable.addText( char [ ] buf , int start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Configurable.setElementTag( String element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applyPreSet( RuntimeConfigurable 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untimeConfigurable.get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Configurable.RuntimeConfigurable( Object proxy , String element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Configurable.getElemen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get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addText( String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Configurable.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urable.getPol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